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9F0000007D085D70EEA2C076F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ffff99"/>
    </style:style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bd081c" draw:textarea-horizontal-align="center" draw:textarea-vertical-align="middle" loext:decorative="fals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1d9bf0" draw:textarea-horizontal-align="center" draw:textarea-vertical-align="middl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bd081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1d9bf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285cm" svg:height="9.999cm" svg:x="30.4cm" svg:y="9.277cm" svg:viewBox="0 0 14286 10000" svg:d="M13988 1561c-165-615-648-1098-1263-1263-1114-298-5582-298-5582-298 0 0-4468 0-5582 298-615 165-1098 648-1263 1263-298 1115-298 3441-298 3441 0 0 0 2322 298 3437 165 615 648 1098 1263 1263 1114 298 5582 298 5582 298 0 0 4468 0 5582-298 615-165 1098-648 1263-1263 298-1115 298-3437 298-3437 0 0 0-2326-298-3441z">
          <text:p/>
        </draw:path>
        <draw:path draw:style-name="gr1" draw:text-style-name="P1" draw:layer="layout" svg:width="14.285cm" svg:height="9.999cm" svg:x="30.4cm" svg:y="9.277cm" svg:viewBox="0 0 14286 10000" svg:d="M13988 1561c-165-615-648-1098-1263-1263-1114-298-5582-298-5582-298 0 0-4468 0-5582 298-615 165-1098 648-1263 1263-298 1115-298 3441-298 3441 0 0 0 2322 298 3437 165 615 648 1098 1263 1263 1114 298 5582 298 5582 298 0 0 4468 0 5582-298 615-165 1098-648 1263-1263 298-1115 298-3437 298-3437 0 0 0-2326-298-3441z">
          <text:p/>
        </draw:path>
        <draw:path draw:style-name="gr2" draw:text-style-name="P2" draw:layer="layout" svg:width="9.493cm" svg:height="7.713cm" svg:x="24.906cm" svg:y="1.486cm" svg:viewBox="0 0 9494 7714" svg:d="M8522 1920c6 84 6 168 6 252 0 2574-1959 5542-5542 5542v-2c-1059 2-2095-301-2986-873 154 19 308 28 463 29 878 0 1730-294 2420-836-834-16-1565-559-1820-1352 292 56 593 44 879-34-908-184-1562-982-1562-1909v-25c271 151 574 235 884 244-856-572-1120-1711-603-2601 989 1217 2448 1957 4014 2035-156-676 58-1385 564-1861 784-737 2018-699 2756 85 436-86 854-246 1237-473-146 451-450 834-856 1077 386-45 763-149 1118-306-262 391-591 733-972 1008z">
          <text:p/>
        </draw:path>
        <draw:path draw:style-name="gr3" draw:text-style-name="P3" draw:layer="layout" svg:width="14.285cm" svg:height="9.999cm" svg:x="13.714cm" svg:y="8.8cm" svg:viewBox="0 0 14286 10000" svg:d="M13988 1561c-165-615-648-1098-1263-1263-1114-298-5582-298-5582-298 0 0-4468 0-5582 298-615 165-1098 648-1263 1263-298 1115-298 3441-298 3441 0 0 0 2322 298 3437 165 615 648 1098 1263 1263 1114 298 5582 298 5582 298 0 0 4468 0 5582-298 615-165 1098-648 1263-1263 298-1115 298-3437 298-3437 0 0 0-2326-298-3441z">
          <text:p/>
        </draw:path>
        <draw:path draw:style-name="gr2" draw:text-style-name="P2" draw:layer="layout" svg:width="9.493cm" svg:height="7.713cm" svg:x="16.11cm" svg:y="9.943cm" svg:viewBox="0 0 9494 7714" svg:d="M8522 1920c6 84 6 168 6 252 0 2574-1959 5542-5542 5542v-2c-1059 2-2095-301-2986-873 154 19 308 28 463 29 878 0 1730-294 2420-836-834-16-1565-559-1820-1352 292 56 593 44 879-34-908-184-1562-982-1562-1909v-25c271 151 574 235 884 244-856-572-1120-1711-603-2601 989 1217 2448 1957 4014 2035-156-676 58-1385 564-1861 784-737 2018-699 2756 85 436-86 854-246 1237-473-146 451-450 834-856 1077 386-45 763-149 1118-306-262 391-591 733-972 1008z">
          <text:p/>
        </draw:path>
        <draw:path draw:style-name="gr2" draw:text-style-name="P2" draw:layer="layout" svg:width="7.163cm" svg:height="7.158cm" svg:x="33.955cm" svg:y="10.694cm" svg:viewBox="0 0 7164 7159" svg:d="M3583 0c-1980 0-3583 1603-3583 3583 0 1516 941 2812 2275 3334-32-285-59-715 11-1027 65-280 420-1781 420-1781 0 0-108-214-108-531 0-501 291-872 646-872 306 0 452 231 452 506 0 306-194 768-296 1193-86 355 177 646 531 646 635 0 1125-673 1125-1640 0-855-619-1458-1495-1458-1017 0-1619 764-1619 1555 0 306 118 639 269 816 27 38 32 65 27 103-27 113-86 355-97 403-16 65-54 81-118 48-447-209-727-860-727-1386 0-1130 823-2168 2367-2168 1242 0 2205 887 2205 2065 0 1231-780 2226-1856 2226-359 0-704-188-822-408 0 0-178 683-221 849-80 312-301 700-446 942 333 102 688 161 1060 161 1978 0 3581-1603 3581-3581 0-1975-1603-3578-3581-3578z">
          <text:p/>
        </draw:path>
        <draw:frame draw:style-name="gr4" draw:text-style-name="P4" draw:layer="layout" svg:width="10.979cm" svg:height="3.306cm" svg:x="37.6cm" svg:y="24cm">
          <draw:image xlink:href="Pictures/100000010000019F0000007D085D70EEA2C076F5.png" xlink:type="simple" xlink:show="embed" xlink:actuate="onLoad" draw:mime-type="image/png">
            <text:p/>
          </draw:image>
        </draw:frame>
        <draw:frame draw:style-name="gr5" draw:text-style-name="P5" draw:layer="layout" svg:width="15.234cm" svg:height="2.143cm" svg:x="36.166cm" svg:y="21.057cm">
          <draw:text-box>
            <text:p>SaveTheVideo.com</text:p>
          </draw:text-box>
        </draw:frame>
        <draw:frame draw:style-name="gr6" draw:text-style-name="P5" draw:layer="layout" svg:width="9.904cm" svg:height="4.035cm" svg:x="26.4cm" svg:y="24.6cm">
          <draw:text-box>
            <text:p>Online video</text:p>
            <text:p>downloa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54pt"/>
    </style:style>
    <style:style style:name="Heading_20_A4" style:display-name="Heading A4" style:family="graphic" style:parent-style-name="A4">
      <style:graphic-properties draw:stroke="none"/>
      <style:text-properties fo:font-size="60pt"/>
    </style:style>
    <style:style style:name="Text_20_A4" style:display-name="Text A4" style:family="graphic" style:parent-style-name="A4">
      <style:graphic-properties draw:stroke="none"/>
      <style:text-properties fo:font-size="48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0cm" fo:page-height="45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5T19:37:54.197000000</meta:creation-date>
    <dc:title>sean 16x9, metric11</dc:title>
    <meta:editing-duration>PT1M19S</meta:editing-duration>
    <meta:editing-cycles>2</meta:editing-cycles>
    <meta:generator>LibreOffice/7.6.2.1$Windows_X86_64 LibreOffice_project/56f7684011345957bbf33a7ee678afaf4d2ba333</meta:generator>
    <dc:date>2023-11-05T20:01:25.777000000</dc:date>
    <meta:document-statistic meta:object-count="9"/>
    <meta:template xlink:type="simple" xlink:actuate="onRequest" xlink:title="sean 16x9, metric11" xlink:href="file:///C:/Users/Sean/AppData/Roaming/LibreOffice/4/user/template/sean%2016x9,%20metric11.otg" meta:date="2023-11-05T19:37:54.056000000"/>
  </office:meta>
</office:document-meta>
</file>